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-Bold" svg:font-family="Consolas-Bol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justify" draw:textarea-vertical-align="middle" draw:auto-grow-height="false" fo:min-height="0.95cm" fo:min-width="5.2cm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0.95cm" fo:min-width="5.7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95cm" fo:min-width="5.8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1.376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fill-color="#00ff66" draw:textarea-vertical-align="middle"/>
    </style:style>
    <style:style style:name="gr8" style:family="graphic" style:parent-style-name="standard">
      <style:graphic-properties draw:fill-color="#3399ff" draw:textarea-horizontal-align="justify" draw:textarea-vertical-align="middle" draw:auto-grow-height="false" fo:min-height="8.65cm" fo:min-width="11.4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8.65cm" fo:min-width="10.9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00ff66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7" style:family="paragraph">
      <style:paragraph-properties style:text-autospace="none"/>
      <style:text-properties fo:color="#000000" style:font-name="Consolas-Bold" fo:font-size="8pt" style:font-name-asian="Consolas-Bold" style:font-size-asian="8pt" style:font-name-complex="Consolas-Bold" style:font-size-complex="8pt"/>
    </style:style>
    <style:style style:name="P8" style:family="paragraph">
      <loext:graphic-properties draw:fill-color="#00ff66"/>
      <style:paragraph-properties fo:text-align="center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9" style:family="paragraph">
      <loext:graphic-properties draw:fill-color="#3399ff"/>
      <style:paragraph-properties fo:text-align="center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10" style:family="paragraph">
      <loext:graphic-properties draw:fill-color="#ff6600"/>
      <style:paragraph-properties fo:text-align="center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" fo:font-size="8pt" fo:font-style="normal" fo:text-shadow="none" style:text-underline-style="none" fo:font-weight="normal" style:letter-kerning="true" style:font-name-asian="Consolas" style:font-size-asian="8pt" style:font-style-asian="normal" style:font-weight-asian="normal" style:font-name-complex="Consola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onsolas-Bold" fo:font-size="8pt" fo:font-weight="bold" style:font-name-asian="Consolas-Bold" style:font-size-asian="8pt" style:font-weight-asian="bold" style:font-name-complex="Consolas-Bold" style:font-size-complex="8pt" style:font-weight-complex="bold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8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1.2cm" svg:x="1cm" svg:y="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2cm" svg:x="11.75cm" svg:y="1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cm" svg:height="1.2cm" svg:x="22.4cm" svg:y="1cm"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.5cm" svg:x="19cm" svg:y="1.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cm" svg:height="1.5cm" draw:transform="rotate (-3.13269147440462) translate (10.313cm 3.3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1.9cm" svg:height="1cm" svg:x="2.8cm" svg:y="2.3cm">
          <draw:text-box>
            <text:p>ONE</text:p>
          </draw:text-box>
        </draw:frame>
        <draw:frame draw:style-name="gr5" draw:text-style-name="P5" draw:layer="layout" svg:width="1.9cm" svg:height="1cm" svg:x="24.6cm" svg:y="2.3cm">
          <draw:text-box>
            <text:p>ONE</text:p>
          </draw:text-box>
        </draw:frame>
        <draw:frame draw:style-name="gr6" draw:text-style-name="P5" draw:layer="layout" svg:width="2.4cm" svg:height="1.1cm" svg:x="13.7cm" svg:y="2.3cm">
          <draw:text-box>
            <text:p>MANY</text:p>
          </draw:text-box>
        </draw:frame>
        <draw:rect draw:style-name="gr7" draw:text-style-name="P8" draw:layer="layout" svg:width="14.8cm" svg:height="7.1cm" svg:x="7.45cm" svg:y="3.5cm">
          <text:p text:style-name="P6"><text:span text:style-name="T1">Class Product{</text:span></text:p>
          <text:p text:style-name="P6"><text:span text:style-name="T1">/**</text:span></text:p>
          <text:p text:style-name="P6"><text:span text:style-name="T1">* @ManyToOne(targetEntity="</text:span><text:span text:style-name="T2">User", inversedBy="managerProducts")</text:span></text:p>
          <text:p text:style-name="P6"><text:span text:style-name="T1">*/</text:span></text:p>
          <text:p text:style-name="P6"><text:span text:style-name="T3">protected </text:span><text:span text:style-name="T4">$manager;</text:span></text:p>
          <text:p text:style-name="P6"><text:span text:style-name="T4">/**</text:span></text:p>
          <text:p text:style-name="P6"><text:span text:style-name="T1">* @ManyToOne(targetEntity="Provider"</text:span><text:span text:style-name="T2">, inversedBy="providerProducts")</text:span><text:span text:style-name="T1">)</text:span></text:p>
          <text:p text:style-name="P6"><text:span text:style-name="T1">*/</text:span></text:p>
          <text:p text:style-name="P6"><text:span text:style-name="T3">protected </text:span><text:span text:style-name="T4">$provider;</text:span></text:p>
          <text:p text:style-name="P6"><text:span text:style-name="T4"/></text:p>
          <text:p text:style-name="P7"><text:span text:style-name="T3">public function </text:span><text:span text:style-name="T4">setManager(</text:span><text:span text:style-name="T3">User </text:span><text:span text:style-name="T4">$manager){</text:span></text:p>
          <text:p text:style-name="P7"><text:span text:style-name="T4">$manager-&gt;managerProducts($this);</text:span></text:p>
          <text:p text:style-name="P7"><text:span text:style-name="T4">$this-&gt;manager = $manager;</text:span></text:p>
          <text:p text:style-name="P7"><text:span text:style-name="T3">return </text:span><text:span text:style-name="T4">$this;</text:span></text:p>
          <text:p text:style-name="P6"><text:span text:style-name="T4">}</text:span></text:p>
          <text:p text:style-name="P6"><text:span text:style-name="T4"/></text:p>
          <text:p text:style-name="P7"><text:span text:style-name="T3">public function </text:span><text:span text:style-name="T4">setProvider(</text:span><text:span text:style-name="T5">Provider</text:span><text:span text:style-name="T3"> </text:span><text:span text:style-name="T4">$provider){</text:span></text:p>
          <text:p text:style-name="P7"><text:span text:style-name="T4">$provider</text:span><text:span text:style-name="T4">-&gt;provider</text:span><text:span text:style-name="T4">Products($this);</text:span></text:p>
          <text:p text:style-name="P7"><text:span text:style-name="T4">$this-&gt;provider</text:span><text:span text:style-name="T4"> = $provider</text:span><text:span text:style-name="T4">;</text:span></text:p>
          <text:p text:style-name="P7"><text:span text:style-name="T3">return </text:span><text:span text:style-name="T4">$this;</text:span></text:p>
          <text:p text:style-name="P6"><text:span text:style-name="T4">}</text:span></text:p>
        </draw:rect>
        <draw:custom-shape draw:style-name="gr8" draw:text-style-name="P9" draw:layer="layout" svg:width="11.9cm" svg:height="8.9cm" svg:x="1cm" svg:y="11.1cm">
          <text:p text:style-name="P6"><text:span text:style-name="T3">use </text:span><text:span text:style-name="T4">Doctrine\Common\Collections\ArrayCollection;</text:span></text:p>
          <text:p text:style-name="P6"><text:span text:style-name="T4"/></text:p>
          <text:p text:style-name="P6"><text:span text:style-name="T4">Class User{</text:span></text:p>
          <text:p text:style-name="P6"><text:span text:style-name="T1"><text:s text:c="2"/></text:span><text:span text:style-name="T1">/**</text:span></text:p>
          <text:p text:style-name="P6"><text:span text:style-name="T1"><text:s text:c="2"/></text:span><text:span text:style-name="T1">* @OneToMany(targetEntity="Product", inversedBy="manager")</text:span></text:p>
          <text:p text:style-name="P6"><text:span text:style-name="T1"><text:s text:c="2"/></text:span><text:span text:style-name="T1">*/</text:span></text:p>
          <text:p text:style-name="P6"><text:span text:style-name="T3"><text:s text:c="2"/></text:span><text:span text:style-name="T3">protected </text:span><text:span text:style-name="T4">$managerProducts;</text:span></text:p>
          <text:p text:style-name="P6"><text:span text:style-name="T4"/></text:p>
          <text:p text:style-name="P6"><text:span text:style-name="T4">// …</text:span></text:p>
          <text:p text:style-name="P6"><text:span text:style-name="T3"><text:s text:c="2"/></text:span><text:span text:style-name="T3">public function </text:span><text:span text:style-name="T4">__construct(){</text:span></text:p>
          <text:p text:style-name="P6"><text:span text:style-name="T4"><text:s text:c="3"/></text:span><text:span text:style-name="T4">$this-&gt;managerProducts = </text:span><text:span text:style-name="T3">new ArrayCollection</text:span><text:span text:style-name="T4">() 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addToManagerProduct(</text:span><text:span text:style-name="T5">Product</text:span><text:span text:style-name="T3"> </text:span><text:span text:style-name="T4">$product){</text:span></text:p>
          <text:p text:style-name="P6"><text:span text:style-name="T4"><text:s text:c="3"/></text:span><text:span text:style-name="T4">$this→managerProducts[] = $product;</text:span></text:p>
          <text:p text:style-name="P6"><text:span text:style-name="T4"><text:s text:c="3"/></text:span><text:span text:style-name="T5">Return</text:span><text:span text:style-name="T4"> $this 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getManagerProducts(){</text:span></text:p>
          <text:p text:style-name="P6"><text:span text:style-name="T3"><text:s text:c="3"/></text:span><text:span text:style-name="T3">return </text:span><text:span text:style-name="T4">$this-&gt;managerProducts</text:span><text:span text:style-name="T4">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removeManagerProduct</text:span><text:span text:style-name="T4">(</text:span><text:span text:style-name="T5">Product</text:span><text:span text:style-name="T3"> </text:span><text:span text:style-name="T4">$product){</text:span></text:p>
          <text:p text:style-name="P6"><text:span text:style-name="T4"><text:s text:c="3"/></text:span><text:span text:style-name="T4">$this-&gt;managerProducts</text:span><text:span text:style-name="T4">-&gt;remove($product</text:span><text:span text:style-name="T4">);</text:span></text:p>
          <text:p text:style-name="P6"><text:span text:style-name="T4"><text:s text:c="2"/></text:span><text:span text:style-name="T4">}</text:span></text:p>
          <text:p text:style-name="P6"><text:span text:style-name="T4">// …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1.4cm" svg:height="8.9cm" svg:x="17.3cm" svg:y="11.1cm">
          <text:p text:style-name="P6"><text:span text:style-name="T3">use </text:span><text:span text:style-name="T4">Doctrine\Common\Collections\ArrayCollection;</text:span></text:p>
          <text:p text:style-name="P6"><text:span text:style-name="T4"/></text:p>
          <text:p text:style-name="P6"><text:span text:style-name="T4">Class Provider{</text:span></text:p>
          <text:p text:style-name="P6"><text:span text:style-name="T1"><text:s text:c="2"/></text:span><text:span text:style-name="T1">/**</text:span></text:p>
          <text:p text:style-name="P6"><text:span text:style-name="T1"><text:s text:c="2"/></text:span><text:span text:style-name="T1">* @OneToMany(targetEntity="Product", mappedBy="provider")</text:span></text:p>
          <text:p text:style-name="P6"><text:span text:style-name="T1"><text:s text:c="2"/></text:span><text:span text:style-name="T1">*/</text:span></text:p>
          <text:p text:style-name="P6"><text:span text:style-name="T3"><text:s text:c="2"/></text:span><text:span text:style-name="T3">protected </text:span><text:span text:style-name="T4">$providerProducts;</text:span></text:p>
          <text:p text:style-name="P6"><text:span text:style-name="T4"/></text:p>
          <text:p text:style-name="P6"><text:span text:style-name="T4">// …</text:span></text:p>
          <text:p text:style-name="P6"><text:span text:style-name="T3"><text:s text:c="2"/></text:span><text:span text:style-name="T3">public function </text:span><text:span text:style-name="T4">__construct(){</text:span></text:p>
          <text:p text:style-name="P6"><text:span text:style-name="T4"><text:s text:c="3"/></text:span><text:span text:style-name="T4">$this-&gt;providerProducts = </text:span><text:span text:style-name="T3">new ArrayCollection</text:span><text:span text:style-name="T4">() 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addToProviderProduct(</text:span><text:span text:style-name="T5">Product</text:span><text:span text:style-name="T3"> </text:span><text:span text:style-name="T4">$product){</text:span></text:p>
          <text:p text:style-name="P6"><text:span text:style-name="T4"><text:s text:c="3"/></text:span><text:span text:style-name="T4">$this-&gt;providerProducts[] = $product;</text:span></text:p>
          <text:p text:style-name="P6"><text:span text:style-name="T4"><text:s text:c="3"/></text:span><text:span text:style-name="T5">Return</text:span><text:span text:style-name="T4"> $this 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getProviderProducts</text:span><text:span text:style-name="T4">(){</text:span></text:p>
          <text:p text:style-name="P6"><text:span text:style-name="T3"><text:s text:c="3"/></text:span><text:span text:style-name="T3">return </text:span><text:span text:style-name="T4">$this-&gt;providerProducts</text:span><text:span text:style-name="T4">;</text:span></text:p>
          <text:p text:style-name="P6"><text:span text:style-name="T4"><text:s text:c="2"/></text:span><text:span text:style-name="T4">}</text:span></text:p>
          <text:p text:style-name="P6"><text:span text:style-name="T4"/></text:p>
          <text:p text:style-name="P6"><text:span text:style-name="T3"><text:s text:c="2"/></text:span><text:span text:style-name="T3">public function </text:span><text:span text:style-name="T4">removeProviderProduct</text:span><text:span text:style-name="T4">(</text:span><text:span text:style-name="T5">Product</text:span><text:span text:style-name="T3"> </text:span><text:span text:style-name="T4">$product){</text:span></text:p>
          <text:p text:style-name="P6"><text:span text:style-name="T4"><text:s text:c="3"/></text:span><text:span text:style-name="T4">$this-&gt;providerProducts</text:span><text:span text:style-name="T4">-&gt;remove($product</text:span><text:span text:style-name="T4">);</text:span></text:p>
          <text:p text:style-name="P6"><text:span text:style-name="T4"><text:s text:c="2"/></text:span><text:span text:style-name="T4">}</text:span></text:p>
          <text:p text:style-name="P6"><text:span text:style-name="T4">// …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-Bold" svg:font-family="Consolas-Bol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57:12.490000000</meta:creation-date>
    <dc:date>2016-02-16T19:26:00.113000000</dc:date>
    <meta:editing-duration>PT1H13M20S</meta:editing-duration>
    <meta:editing-cycles>31</meta:editing-cycles>
    <meta:generator>LibreOffice/5.0.3.2$Windows_x86 LibreOffice_project/e5f16313668ac592c1bfb310f4390624e3dbfb75</meta:generator>
    <meta:document-statistic meta:object-count="11"/>
  </office:meta>
</office:document-meta>
</file>